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T4" style:parent-style-name="Fuentedepárrafopredeter." style:family="text">
      <style:text-properties style:font-name="Arial" style:font-name-complex="Arial"/>
    </style:style>
    <style:style style:name="T5" style:parent-style-name="Fuentedepárrafopredeter." style:family="text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T7" style:parent-style-name="Fuentedepárrafopredeter." style:family="text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T29" style:parent-style-name="Fuentedepárrafopredeter." style:family="text">
      <style:text-properties style:font-name="Arial" style:font-name-complex="Arial"/>
    </style:style>
    <style:style style:name="T30" style:parent-style-name="Fuentedepárrafopredeter." style:family="text">
      <style:text-properties style:font-name="Arial" style:font-name-complex="Arial"/>
    </style:style>
  </office:automatic-styles>
  <office:body>
    <office:text text:use-soft-page-breaks="true">
      <text:p text:style-name="P1"><text:span text:style-name="T2">Reunión #15</text:span></text:p>
      <text:p text:style-name="P3"/>
      <text:p text:style-name="Standard"><text:span text:style-name="T4">Fecha: 23</text:span><text:span text:style-name="T5"><text:s/>de Octubre del 2014.</text:span></text:p>
      <text:p text:style-name="P6"/>
      <text:p text:style-name="Standard"><text:span text:style-name="T7">Hora: 10:00 AM</text:span></text:p>
      <text:p text:style-name="P8"/>
      <text:p text:style-name="P9">Lugar: Facultad de Informática.</text:p>
      <text:p text:style-name="P10"/>
      <text:p text:style-name="P11">Integrantes:</text:p>
      <text:p text:style-name="P12">-Rosa Adriana Gómez Arcos</text:p>
      <text:p text:style-name="P13">-Guadalupe Yáñez Cosquilla</text:p>
      <text:p text:style-name="P14"/>
      <text:p text:style-name="P15"/>
      <text:p text:style-name="P16">Objetivo de la Reunión:</text:p>
      <text:p text:style-name="P17"/>
      <text:p text:style-name="Standard"/>
      <text:p text:style-name="P18">Puntos a discutir:</text:p>
      <text:p text:style-name="P19">*organización para la codificación</text:p>
      <text:p text:style-name="P20"/>
      <text:p text:style-name="P21"/>
      <text:p text:style-name="P22"/>
      <text:p text:style-name="P23">Actividades:</text:p>
      <text:p text:style-name="P24">*Plan de<text:s/>configuración de software</text:p>
      <text:p text:style-name="P25"/>
      <text:p text:style-name="P26"/>
      <text:p text:style-name="P27"/>
      <text:p text:style-name="P28">Actividades a Elaborar:</text:p>
      <text:p text:style-name="Standard"><text:span text:style-name="T29">*Continuar con la codificación Recursos: Guadalupe, Alfredo,Rosa Adriana</text:span></text:p>
      <text:p text:style-name="Standard"><text:span text:style-name="T30">fecha entrega 31/octubre/14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fredo Ramirez</dc:creator>
    <meta:creation-date>2014-10-25T13:57:00Z</meta:creation-date>
    <dc:date>2014-11-25T05:19:00Z</dc:date>
    <meta:template xlink:href="Normal" xlink:type="simple"/>
    <meta:editing-cycles>2</meta:editing-cycles>
    <meta:editing-duration>PT60S</meta:editing-duration>
    <meta:document-statistic meta:page-count="1" meta:paragraph-count="1" meta:word-count="64" meta:character-count="421" meta:row-count="2" meta:non-whitespace-character-count="358"/>
  </office:meta>
</office:document-meta>
</file>